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1" svg:font-family="Ubuntu1"/>
    <style:font-face style:name="Tlwg Typo" svg:font-family="&quot;Tlwg Typo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5" style:family="table-cell" style:parent-style-name="Default" style:data-style-name="N36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7" style:family="table-cell" style:parent-style-name="Default" style:data-style-name="N14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8" style:family="table-cell" style:parent-style-name="Default" style:data-style-name="N36">
      <style:table-cell-properties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9" style:family="table-cell" style:parent-style-name="Default" style:data-style-name="N36">
      <style:table-cell-properties style:vertical-align="middle"/>
      <style:text-properties style:font-name="Tlwg Typo" style:font-name-asian="Tlwg Typo" style:font-name-complex="Tlwg Typo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11" style:family="table-cell" style:parent-style-name="ConditionalStyle_1_32_1" style:data-style-name="N0">
      <style:table-cell-properties fo:border="thin solid #000000" style:vertical-align="middle" fo:background-color="#DDDDDD" style:cell-protect="protected" style:repeat-content="false"/>
      <style:paragraph-properties fo:text-align="end" fo:margin-right="0cm"/>
      <style:text-properties style:font-name="Ubuntu1" style:font-name-asian="Ubuntu1" style:font-name-complex="Ubuntu1" fo:font-size="8pt" style:font-size-asian="8pt" style:font-size-complex="8pt"/>
    </style:style>
    <style:style style:name="ce12" style:family="table-cell" style:parent-style-name="Default" style:data-style-name="N14">
      <style:table-cell-properties fo:border="thin solid #000000" style:vertical-align="middle" fo:background-color="#DDDDDD"/>
      <style:text-properties style:font-name="Ubuntu1" style:font-name-asian="Ubuntu1" style:font-name-complex="Ubuntu1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1" style:font-name-asian="Ubuntu1" style:font-name-complex="Ubuntu1" fo:font-size="6pt" style:font-size-asian="6pt" style:font-size-complex="6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7" style:family="table-cell" style:parent-style-name="Default" style:data-style-name="N36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8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81D41A"/>
      <style:text-properties style:font-name="Ubuntu1" style:font-name-asian="Ubuntu1" style:font-name-complex="Ubuntu1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middle" fo:background-color="transparent"/>
      <style:text-properties style:font-name="Ubuntu1" style:font-name-asian="Ubuntu1" style:font-name-complex="Ubuntu1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#FFFFD7"/>
      <style:text-properties style:font-name="Ubuntu1" style:font-name-asian="Ubuntu1" style:font-name-complex="Ubuntu1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/>
    </style:style>
    <style:style style:name="ce29" style:family="table-cell" style:parent-style-name="Default" style:data-style-name="N0">
      <style:text-properties style:font-name="Ubuntu" style:font-name-asian="Ubuntu" style:font-name-complex="Ubuntu"/>
    </style:style>
    <style:style style:name="ce30" style:family="table-cell" style:parent-style-name="Default" style:data-style-name="N0">
      <style:text-properties style:font-name="Ubuntu" style:font-name-asian="Ubuntu" style:font-name-complex="Ubuntu"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8.14916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3.97cm"/>
    </style:style>
    <style:style style:name="co9" style:family="table-column">
      <style:table-column-properties fo:break-before="auto" style:column-width="13.7054166666667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6.2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34.2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7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31" style:family="table-cell" style:parent-style-name="Default" style:data-style-name="N14">
      <style:table-cell-properties fo:border="thin solid #000000" style:vertical-align="middle" fo:background-color="#DDDDDD"/>
      <style:text-properties style:font-name="Ubuntu1" style:font-name-asian="Ubuntu1" style:font-name-complex="Ubuntu1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32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  <style:map style:condition="of:cell-content()&lt;0" style:apply-style-name="cf2"/>
    </style:style>
    <style:style style:name="ce33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  <style:map style:condition="of:cell-content()&gt;1" style:apply-style-name="cf2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content-validations>
        <table:content-validation table:name="val1" table:condition="of:cell-content-is-decimal-number() and cell-content()&lt;=1">
          <table:help-message/>
          <table:error-message table:display="true"/>
        </table:content-validation>
        <table:content-validation table:name="val2" table:condition="of:cell-content-is-decimal-number() and cell-content()&lt;=1">
          <table:help-message/>
          <table:error-message table:display="true"/>
        </table:content-validation>
        <table:content-validation table:name="val3" table:condition="of:cell-content-is-in-list(&quot;não&quot;;&quot;sim&quot;)" table:allow-empty-cell="false">
          <table:help-message/>
          <table:error-message table:display="true"/>
        </table:content-validation>
      </table:content-validations>
      <table:table table:name="gru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Grupo F1 (CompSh)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3">
            <text:p>NMec</text:p>
          </table:table-cell>
          <table:table-cell office:value-type="string" table:style-name="ce3">
            <text:p>Nome</text:p>
          </table:table-cell>
          <table:table-cell office:value-type="string" table:style-name="ce4">
            <text:p>Participação global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18638" table:style-name="ce5">
            <text:p>118638</text:p>
          </table:table-cell>
          <table:table-cell office:value-type="string" table:style-name="ce6">
            <text:p>ANA BEATRIZ GONÇALVES FRANCISCO</text:p>
          </table:table-cell>
          <table:table-cell office:value-type="percentage" office:value="0.2" table:content-validation-name="val1" table:style-name="ce7">
            <text:p>20.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19467" table:style-name="ce5">
            <text:p>119467</text:p>
          </table:table-cell>
          <table:table-cell office:value-type="string" table:style-name="ce6">
            <text:p>CATARINA MENDES RIBEIRO</text:p>
          </table:table-cell>
          <table:table-cell office:value-type="percentage" office:value="0.2" table:content-validation-name="val1" table:style-name="ce7">
            <text:p>20.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18971" table:style-name="ce5">
            <text:p>118971</text:p>
          </table:table-cell>
          <table:table-cell office:value-type="string" table:style-name="ce6">
            <text:p>MARIANA FIGUEIREDO MARQUES</text:p>
          </table:table-cell>
          <table:table-cell office:value-type="percentage" office:value="0.2" table:content-validation-name="val1" table:style-name="ce7">
            <text:p>20.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19572" table:style-name="ce5">
            <text:p>119572</text:p>
          </table:table-cell>
          <table:table-cell office:value-type="string" table:style-name="ce6">
            <text:p>MARTA DIAS ROSÁRIO FERREIRA CRUZ</text:p>
          </table:table-cell>
          <table:table-cell office:value-type="percentage" office:value="0.2" table:content-validation-name="val1" table:style-name="ce7">
            <text:p>20.00%</text:p>
          </table:table-cell>
          <table:table-cell table:style-name="ce8"/>
          <table:table-cell table:style-name="ce9"/>
          <table:table-cell table:number-columns-repeated="4" table:style-name="ce8"/>
          <table:table-cell table:number-columns-repeated="16375"/>
        </table:table-row>
        <table:table-row table:style-name="ro3">
          <table:table-cell office:value-type="float" office:value="119714" table:style-name="ce5">
            <text:p>119714</text:p>
          </table:table-cell>
          <table:table-cell office:value-type="string" table:style-name="ce6">
            <text:p>MATILDE DE MATOS CORREIA RODRIGUES</text:p>
          </table:table-cell>
          <table:table-cell office:value-type="percentage" office:value="0.2" table:content-validation-name="val1" table:style-name="ce7">
            <text:p>20.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5">
            <text:p>---</text:p>
          </table:table-cell>
          <table:table-cell office:value-type="string" table:style-name="ce6">
            <text:p>---</text:p>
          </table:table-cell>
          <table:table-cell table:content-validation-name="val1" table:style-name="ce7"/>
          <table:table-cell table:number-columns-repeated="1021" table:style-name="ce2"/>
          <table:table-cell table:number-columns-repeated="15360"/>
        </table:table-row>
        <table:table-row table:style-name="ro3">
          <table:table-cell table:style-name="ce10"/>
          <table:table-cell office:value-type="string" table:style-name="ce11">
            <text:p>Total:</text:p>
          </table:table-cell>
          <table:table-cell office:value-type="percentage" office:value="1" table:formula="of:=SUM([.C3:.C8])" table:style-name="ce31">
            <text:p>100.00%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7" table:style-name="ro4">
          <table:table-cell table:number-columns-repeated="16384"/>
        </table:table-row>
      </table:table>
      <table:table table:name="participação" table:style-name="ta2">
        <table:table-column table:style-name="co5" table:default-cell-style-name="ce2"/>
        <table:table-column table:style-name="co6" table:number-columns-repeated="6" table:default-cell-style-name="ce16"/>
        <table:table-column table:style-name="co7" table:default-cell-style-name="ce16"/>
        <table:table-column table:style-name="co1" table:number-columns-repeated="1013" table:default-cell-style-name="ce2"/>
        <table:table-column table:style-name="co4" table:number-columns-repeated="15363" table:default-cell-style-name="ce1"/>
        <table:table-row table:style-name="ro5">
          <table:table-cell office:value-type="string" table:style-name="ce14">
            <text:p>Participação por tópico</text:p>
          </table:table-cell>
          <table:table-cell office:value-type="string" office:string-value="ANA BEATRIZ GONÇALVES FRANCISCO" table:formula="of:=IF([.B2]=&quot;---&quot;;&quot;---&quot;;VLOOKUP([.B2];[grupo.$A$3:.$B$8];2;0))" table:style-name="ce15">
            <text:p>ANA BEATRIZ GONÇALVES FRANCISCO</text:p>
          </table:table-cell>
          <table:table-cell office:value-type="string" office:string-value="CATARINA MENDES RIBEIRO" table:formula="of:=IF([.C2]=&quot;---&quot;;&quot;---&quot;;VLOOKUP([.C2];[grupo.$A$3:.$B$8];2;0))" table:style-name="ce15">
            <text:p>CATARINA MENDES RIBEIRO</text:p>
          </table:table-cell>
          <table:table-cell office:value-type="string" office:string-value="MARIANA FIGUEIREDO MARQUES" table:formula="of:=IF([.D2]=&quot;---&quot;;&quot;---&quot;;VLOOKUP([.D2];[grupo.$A$3:.$B$8];2;0))" table:style-name="ce15">
            <text:p>MARIANA FIGUEIREDO MARQUES</text:p>
          </table:table-cell>
          <table:table-cell office:value-type="string" office:string-value="MARTA DIAS ROSÁRIO FERREIRA CRUZ" table:formula="of:=IF([.E2]=&quot;---&quot;;&quot;---&quot;;VLOOKUP([.E2];[grupo.$A$3:.$B$8];2;0))" table:style-name="ce15">
            <text:p>MARTA DIAS ROSÁRIO FERREIRA CRUZ</text:p>
          </table:table-cell>
          <table:table-cell office:value-type="string" office:string-value="MATILDE DE MATOS CORREIA RODRIGUES" table:formula="of:=IF([.F2]=&quot;---&quot;;&quot;---&quot;;VLOOKUP([.F2];[grupo.$A$3:.$B$8];2;0))" table:style-name="ce15">
            <text:p>MATILDE DE MATOS CORREIA RODRIGUES</text:p>
          </table:table-cell>
          <table:table-cell office:value-type="string" office:string-value="---" table:formula="of:=IF([.G2]=&quot;---&quot;;&quot;---&quot;;VLOOKUP([.G2];[grupo.$A$3:.$B$8];2;0))" table:style-name="ce15">
            <text:p>---</text:p>
          </table:table-cell>
          <table:table-cell table:style-name="ce3"/>
          <table:table-cell table:number-columns-repeated="1013" table:style-name="ce16"/>
          <table:table-cell table:number-columns-repeated="15363"/>
        </table:table-row>
        <table:table-row table:style-name="ro3">
          <table:table-cell office:value-type="string" table:style-name="ce3">
            <text:p>Tópico</text:p>
          </table:table-cell>
          <table:table-cell office:value-type="float" office:value="118638" table:formula="of:=IF([grupo.A3]=0;&quot;---&quot;;[grupo.A3])" table:style-name="ce17">
            <text:p>118638</text:p>
          </table:table-cell>
          <table:table-cell office:value-type="float" office:value="119467" table:formula="of:=IF([grupo.A4]=0;&quot;---&quot;;[grupo.A4])" table:style-name="ce17">
            <text:p>119467</text:p>
          </table:table-cell>
          <table:table-cell office:value-type="float" office:value="118971" table:formula="of:=IF([grupo.A5]=0;&quot;---&quot;;[grupo.A5])" table:style-name="ce17">
            <text:p>118971</text:p>
          </table:table-cell>
          <table:table-cell office:value-type="float" office:value="119572" table:formula="of:=IF([grupo.A6]=0;&quot;---&quot;;[grupo.A6])" table:style-name="ce17">
            <text:p>119572</text:p>
          </table:table-cell>
          <table:table-cell office:value-type="float" office:value="119714" table:formula="of:=IF([grupo.A7]=0;&quot;---&quot;;[grupo.A7])" table:style-name="ce17">
            <text:p>119714</text:p>
          </table:table-cell>
          <table:table-cell office:value-type="string" office:string-value="---" table:formula="of:=IF([grupo.A8]=0;&quot;---&quot;;[grupo.A8])" table:style-name="ce17">
            <text:p>---</text:p>
          </table:table-cell>
          <table:table-cell office:value-type="string" table:style-name="ce3">
            <text:p>sum</text:p>
          </table:table-cell>
          <table:table-cell table:number-columns-repeated="1013" table:style-name="ce16"/>
          <table:table-cell table:number-columns-repeated="15363"/>
        </table:table-row>
        <table:table-row table:style-name="ro3">
          <table:table-cell office:value-type="string" table:style-name="ce6">
            <text:p>Linguagem secundária (gramática, semântica, interpretação)</text:p>
          </table:table-cell>
          <table:table-cell office:value-type="percentage" office:value="0.05" table:content-validation-name="val2" table:style-name="ce32">
            <text:p>5%</text:p>
          </table:table-cell>
          <table:table-cell office:value-type="percentage" office:value="0.17499999999999999" table:content-validation-name="val2" table:style-name="ce32">
            <text:p>18%</text:p>
          </table:table-cell>
          <table:table-cell office:value-type="percentage" office:value="0.17499999999999999" table:content-validation-name="val2" table:style-name="ce32">
            <text:p>18%</text:p>
          </table:table-cell>
          <table:table-cell office:value-type="percentage" office:value="0.55000000000000004" table:content-validation-name="val2" table:style-name="ce32">
            <text:p>55%</text:p>
          </table:table-cell>
          <table:table-cell office:value-type="percentage" office:value="0.05" table:content-validation-name="val2" table:style-name="ce32">
            <text:p>5%</text:p>
          </table:table-cell>
          <table:table-cell table:content-validation-name="val2" table:style-name="ce32"/>
          <table:table-cell office:value-type="percentage" office:value="1" table:formula="of:=SUM([.B3:.G3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Linguagem secundária (teste)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1" table:content-validation-name="val2" table:style-name="ce32">
            <text:p>100%</text:p>
          </table:table-cell>
          <table:table-cell office:value-type="percentage" office:value="0" table:content-validation-name="val2" table:style-name="ce32">
            <text:p>0%</text:p>
          </table:table-cell>
          <table:table-cell table:content-validation-name="val2" table:style-name="ce32"/>
          <table:table-cell office:value-type="percentage" office:value="1" table:formula="of:=SUM([.B4:.G4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ramática (principal):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table:content-validation-name="val2" table:style-name="ce32"/>
          <table:table-cell office:value-type="percentage" office:value="1" table:formula="of:=SUM([.B5:.G5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Análise semântica (principal):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.5" table:content-validation-name="val2" table:style-name="ce32">
            <text:p>50%</text:p>
          </table:table-cell>
          <table:table-cell office:value-type="percentage" office:value="0.5" table:content-validation-name="val2" table:style-name="ce32">
            <text:p>5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" table:content-validation-name="val2" table:style-name="ce32">
            <text:p>0%</text:p>
          </table:table-cell>
          <table:table-cell table:content-validation-name="val2" table:style-name="ce32"/>
          <table:table-cell office:value-type="percentage" office:value="1" table:formula="of:=SUM([.B6:.G6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eração de código:</text:p>
          </table:table-cell>
          <table:table-cell office:value-type="percentage" office:value="0.5" table:content-validation-name="val2" table:style-name="ce32">
            <text:p>5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" table:content-validation-name="val2" table:style-name="ce32">
            <text:p>0%</text:p>
          </table:table-cell>
          <table:table-cell office:value-type="percentage" office:value="0.5" table:content-validation-name="val2" table:style-name="ce32">
            <text:p>50%</text:p>
          </table:table-cell>
          <table:table-cell table:content-validation-name="val2" table:style-name="ce32"/>
          <table:table-cell office:value-type="percentage" office:value="1" table:formula="of:=SUM([.B7:.G7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min*):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table:content-validation-name="val2" table:style-name="ce32"/>
          <table:table-cell office:value-type="percentage" office:value="1" table:formula="of:=SUM([.B8:.G8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outros programas):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office:value-type="percentage" office:value="0.2" table:content-validation-name="val2" table:style-name="ce32">
            <text:p>20%</text:p>
          </table:table-cell>
          <table:table-cell table:content-validation-name="val2" table:style-name="ce32"/>
          <table:table-cell office:value-type="percentage" office:value="1" table:formula="of:=SUM([.B9:.G9])" table:style-name="ce33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6">
          <table:table-cell table:style-name="ce19"/>
          <table:table-cell table:number-columns-repeated="7" table:style-name="ce3"/>
          <table:table-cell table:number-columns-repeated="1013" table:style-name="ce20"/>
          <table:table-cell table:number-columns-repeated="15363"/>
        </table:table-row>
        <table:table-row table:number-rows-repeated="1048566" table:style-name="ro4">
          <table:table-cell table:number-columns-repeated="16384"/>
        </table:table-row>
      </table:table>
      <table:table table:name="requisitos" table:style-name="ta3">
        <table:table-column table:style-name="co4" table:default-cell-style-name="ce2"/>
        <table:table-column table:style-name="co8" table:default-cell-style-name="ce2"/>
        <table:table-column table:style-name="co4" table:default-cell-style-name="ce2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7">
          <table:table-cell office:value-type="string" table:style-name="ce21">
            <text:p>nível</text:p>
          </table:table-cell>
          <table:table-cell office:value-type="string" table:style-name="ce21">
            <text:p>Requisito</text:p>
          </table:table-cell>
          <table:table-cell office:value-type="string" table:style-name="ce21">
            <text:p>sim/não</text:p>
          </table:table-cell>
          <table:table-cell table:number-columns-repeated="16381" table:style-name="ce22"/>
        </table:table-row>
        <table:table-row table:style-name="ro3">
          <table:table-cell office:value-type="string" table:number-columns-spanned="1" table:number-rows-spanned="9" table:style-name="ce26">
            <text:p>Mínimo</text:p>
          </table:table-cell>
          <table:table-cell office:value-type="string" table:style-name="ce6">
            <text:p>Instrução execução programna externo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Tipos de dados inteiro, real, texto e program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Expressões aritméticas numéricas e concatenação de texto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Operador pipe aplicável pelo menos uma vez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Escrita stdout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eitura stdin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Conversão tipos de dados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Verificação semântica do sistema de tipos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nguagem secundária</text:p>
          </table:table-cell>
          <table:table-cell office:value-type="string" table:content-validation-name="val3" table:style-name="ce23">
            <text:p>sim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8" table:style-name="ce27">
            <text:p>Desejável</text:p>
          </table:table-cell>
          <table:table-cell office:value-type="string" table:style-name="ce25">
            <text:p>Expressões booleanas</text:p>
          </table:table-cell>
          <table:table-cell office:value-type="string" table:content-validation-name="val3" table:style-name="ce24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Instrução condicional</text:p>
          </table:table-cell>
          <table:table-cell office:value-type="string" table:content-validation-name="val3" table:style-name="ce24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Outras intruções iterativas</text:p>
          </table:table-cell>
          <table:table-cell office:value-type="string" table:content-validation-name="val3" table:style-name="ce24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Generalizar pipe</text:p>
          </table:table-cell>
          <table:table-cell office:value-type="string" table:content-validation-name="val3" table:style-name="ce24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Pipe com selecção de canais</text:p>
          </table:table-cell>
          <table:table-cell office:value-type="string" table:content-validation-name="val3" table:style-name="ce24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Tipo de dados list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Filtros (grep, sed)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5">
            <text:p>Redirecção de canais</text:p>
          </table:table-cell>
          <table:table-cell office:value-type="string" table:content-validation-name="val3" table:style-name="ce24">
            <text:p>não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13" table:style-name="ce26">
            <text:p>Avançado</text:p>
          </table:table-cell>
          <table:table-cell table:style-name="ce6"/>
          <table:table-cell table:content-validation-name="val3" table:style-name="ce23"/>
          <table:table-cell table:number-columns-repeated="16381"/>
        </table:table-row>
        <table:table-row table:number-rows-repeated="12" table:style-name="ro3">
          <table:covered-table-cell/>
          <table:table-cell table:style-name="ce6"/>
          <table:table-cell table:content-validation-name="val3" table:style-name="ce23"/>
          <table:table-cell table:number-columns-repeated="16381"/>
        </table:table-row>
        <table:table-row table:number-rows-repeated="1048545" table:style-name="ro4">
          <table:table-cell table:number-columns-repeated="16384"/>
        </table:table-row>
      </table:table>
      <table:table table:name="comentário" table:style-name="ta2">
        <table:table-column table:style-name="co9" table:default-cell-style-name="ce30"/>
        <table:table-column table:style-name="co10" table:number-columns-repeated="61" table:default-cell-style-name="ce30"/>
        <table:table-column table:style-name="co1" table:number-columns-repeated="962" table:default-cell-style-name="ce30"/>
        <table:table-column table:style-name="co4" table:number-columns-repeated="15360" table:default-cell-style-name="ce1"/>
        <table:table-row table:style-name="ro7">
          <table:table-cell office:value-type="string" table:style-name="ce28">
            <text:p>Comentários</text:p>
          </table:table-cell>
          <table:table-cell table:number-columns-repeated="16383" table:style-name="ce29"/>
        </table:table-row>
        <table:table-row table:style-name="ro8">
          <table:table-cell office:value-type="string" table:style-name="ce30">
            <text:p>A análise semântica está a funcionar para todos os requisitos desejáveis também, apesar de eles não estarem assinalados com 'Sim' (devido ao resto das coisas não estarrem feitas)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1" svg:font-family="Ubuntu1"/>
    <style:font-face style:name="Tlwg Typo" svg:font-family="&quot;Tlwg Typo&quot;"/>
    <style:font-face style:name="Ubuntu" svg:font-family="Ubuntu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0" number:min-decimal-places="0" number:min-integer-digits="6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13">
      <style:table-cell-properties style:vertical-align="middle" fo:background-color="#CC0000" style:repeat-content="false"/>
      <style:paragraph-properties fo:text-align="center"/>
      <style:text-properties fo:color="#FFFFFF" style:font-name="Ubuntu1" style:font-name-asian="Ubuntu1" style:font-name-complex="Ubuntu1" fo:font-size="8pt" style:font-size-asian="8pt" style:font-size-complex="8pt" fo:font-weight="bold" style:font-weight-asian="bold" style:font-weight-complex="bold"/>
    </style:style>
    <style:style style:name="ConditionalStyle_1_32_1" style:display-name="ConditionalStyle_1 1" style:family="table-cell" style:data-style-name="N0">
      <style:table-cell-properties style:vertical-align="automatic" fo:background-color="#81D41A"/>
      <style:text-properties style:font-name="Ubuntu1" style:font-name-asian="Ubuntu1" style:font-name-complex="Ubuntu1"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 style:data-style-name="N13">
      <style:table-cell-properties fo:background-color="#81D41A"/>
    </style:style>
    <style:style style:name="cf2" style:family="table-cell" style:data-style-name="N13">
      <style:table-cell-properties fo:background-color="#CC0000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dc:creator>Mariana Marques</dc:creator>
    <meta:creation-date>2022-12-28T14:47:45Z</meta:creation-date>
    <dc:date>2025-06-16T17:03:29Z</dc:date>
    <meta:editing-cycles>132</meta:editing-cycles>
    <meta:editing-duration>PT123073S</meta:editing-duration>
  </office:meta>
</office:document-meta>
</file>